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00/00/00</text:date>, <text:time style:data-style-name="N2" text:time-value="20:36:18.892332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24T20:36:49.814249827</dc:date>
    <meta:editing-duration>PT42M43S</meta:editing-duration>
    <meta:editing-cycles>18</meta:editing-cycles>
    <meta:generator>LibreOffice/5.2.7.2$Linux_ARM_EABI LibreOffice_project/20m0$Build-2</meta:generator>
    <meta:document-statistic meta:table-count="1" meta:cell-count="45" meta:object-count="0"/>
  </office:meta>
</office:document-meta>
</file>